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style:text-properties officeooo:rsid="001156a8" officeooo:paragraph-rsid="001156a8"/>
    </style:style>
    <style:style style:name="T1" style:family="text">
      <style:text-properties officeooo:rsid="000f8fed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118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<text:span text:style-name="T1">9</text:span></text:p>
      <text:p text:style-name="Standard">Тема: Составление программ со словарями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</text:p>
      <text:p text:style-name="Standard">Постановка задачи:</text:p>
      <text:p text:style-name="Standard">Дан словарь на 6 персон, найти и вывести наибольшее и наименьшее значение роста (в см.). (Пример, {"Андрей": 178, "Виктор": 150, "Максим": 200, …}, наибольшее 200, наименьшее 150)</text:p>
      <text:p text:style-name="Standard">Тип алгоритма: <text:s/><text:span text:style-name="T8">линейный.</text:span></text:p>
      <text:p text:style-name="Standard">Текст программы:</text:p>
      <text:p text:style-name="P1"><text:span text:style-name="T2">height = {</text:span><text:span text:style-name="T3">"Андрей"</text:span><text:span text:style-name="T2">: </text:span><text:span text:style-name="T4">178</text:span><text:span text:style-name="T5">, </text:span><text:span text:style-name="T3">"Виктор"</text:span><text:span text:style-name="T2">: </text:span><text:span text:style-name="T4">150</text:span><text:span text:style-name="T5">, </text:span><text:span text:style-name="T3">"Максим"</text:span><text:span text:style-name="T2">: </text:span><text:span text:style-name="T4">200</text:span><text:span text:style-name="T5">, </text:span><text:span text:style-name="T3">"Игорь"</text:span><text:span text:style-name="T2">: </text:span><text:span text:style-name="T4">161</text:span><text:span text:style-name="T5">, </text:span><text:span text:style-name="T3">"Олег"</text:span><text:span text:style-name="T2">: </text:span><text:span text:style-name="T4">204</text:span><text:span text:style-name="T5">, </text:span><text:span text:style-name="T3">"Николай"</text:span><text:span text:style-name="T2">: </text:span><text:span text:style-name="T4">186</text:span><text:span text:style-name="T2">}</text:span><text:line-break/><text:line-break/><text:span text:style-name="T2">max_height_name = </text:span><text:span text:style-name="T6">max</text:span><text:span text:style-name="T2">(height</text:span><text:span text:style-name="T5">, </text:span><text:span text:style-name="T7">key</text:span><text:span text:style-name="T2">=height.get)</text:span><text:line-break/><text:span text:style-name="T2">min_height_name = </text:span><text:span text:style-name="T6">min</text:span><text:span text:style-name="T2">(height</text:span><text:span text:style-name="T5">, </text:span><text:span text:style-name="T7">key</text:span><text:span text:style-name="T2">=height.get)</text:span><text:line-break/><text:line-break/><text:span text:style-name="T6">print</text:span><text:span text:style-name="T2">(</text:span><text:span text:style-name="T3">f"Максимальный рост: </text:span><text:span text:style-name="T5">{</text:span><text:span text:style-name="T2">height[max_height_name]</text:span><text:span text:style-name="T5">}</text:span><text:span text:style-name="T3">"</text:span><text:span text:style-name="T2">)</text:span><text:line-break/><text:span text:style-name="T6">print</text:span><text:span text:style-name="T2">(</text:span><text:span text:style-name="T3">f"Минимальный рост: </text:span><text:span text:style-name="T5">{</text:span><text:span text:style-name="T2">height[min_height_name]</text:span><text:span text:style-name="T5">}</text:span><text:span text:style-name="T3">"</text:span><text:span text:style-name="T2">)</text:span></text:p>
      <text:p text:style-name="P2">Протокол работы программы:</text:p>
      <text:p text:style-name="P2">Максимальный рост: 204</text:p>
      <text:p text:style-name="P2">Минимальный рост: 150</text:p>
      <text:p text:style-name="P2"/>
      <text:p text:style-name="P2">Process finished with exit code 0</text:p>
      <text:p text:style-name="Standard"/>
      <text:p text:style-name="Standard">Вывод: в процессе выполнения практического занятия выработала навыки cоставление программ со <text:span text:style-name="T1">словарями</text:span> в IDE PyCharm Community. 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20T14:23:26.584628053</dc:date>
    <meta:editing-cycles>4</meta:editing-cycles>
    <meta:editing-duration>PT5M51S</meta:editing-duration>
    <meta:document-statistic meta:table-count="0" meta:image-count="0" meta:object-count="0" meta:page-count="1" meta:paragraph-count="14" meta:word-count="140" meta:character-count="1150" meta:non-whitespace-character-count="1020"/>
    <meta:user-defined meta:name="Поле 1"/>
    <meta:user-defined meta:name="Поле 2"/>
    <meta:user-defined meta:name="Поле 3"/>
    <meta:user-defined meta:name="Поле 4"/>
  </office:meta>
</office:document-meta>
</file>